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9d960" officeooo:paragraph-rsid="0019d960" style:font-size-asian="19.25pt" style:font-size-complex="22pt"/>
    </style:style>
    <style:style style:name="P2" style:family="paragraph" style:parent-style-name="Standard">
      <style:text-properties fo:font-size="22pt" officeooo:paragraph-rsid="0019d960" style:font-size-asian="22pt" style:font-size-complex="22pt"/>
    </style:style>
    <style:style style:name="P3" style:family="paragraph" style:parent-style-name="Standard">
      <style:text-properties officeooo:paragraph-rsid="0019d96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9d960" style:font-size-asian="22pt" style:font-size-complex="22pt"/>
    </style:style>
    <style:style style:name="T4" style:family="text">
      <style:text-properties fo:font-size="22pt" officeooo:rsid="0019d960" style:font-size-asian="19.25pt" style:font-size-complex="22pt"/>
    </style:style>
    <style:style style:name="T5" style:family="text">
      <style:text-properties officeooo:rsid="0019d9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2">Android</text:span></text:span><text:span text:style-name="T2"> is an open source operating system based on Linux with a Java programming interface for mobile devices such as Smartphone (Touch Screen Devices who supports Android OS) as well for Tablets too. </text:span></text:p>
      <text:p text:style-name="Standard"/>
      <text:p text:style-name="P1">=&gt; Features:</text:p>
      <text:p text:style-name="P3"><text:span text:style-name="T4">+ </text:span><text:span text:style-name="T2">It’s an open source and we can customize the OS based on our requirements</text:span></text:p>
      <text:p text:style-name="P2"><text:span text:style-name="T5">+ </text:span>It support a connectivity for GSM, CDMA, WIFI, NFC, Bluetooth, etc. for telephony or data transfer. It will allow us to make or receive a calls / SMS messages and we can send or retrieve a data across mobile networks</text:p>
      <text:p text:style-name="P2"><text:span text:style-name="T5">+ </text:span>By using WIFI technology we can pair with other devices using apps</text:p>
      <text:p text:style-name="P2"><text:span text:style-name="T5">+ </text:span>Android have a multiple APIs to support a location-based services such as GPS</text:p>
      <text:p text:style-name="P3"><text:span text:style-name="T3">+ </text:span><text:span text:style-name="T2">We can perform all data storage related activities by using light weight database </text:span><text:a xlink:type="simple" xlink:href="https://www.tutlane.com/tutorial/sqlite" office:target-frame-name="_blank" xlink:show="new" text:style-name="Internet_20_link" text:visited-style-name="Visited_20_Internet_20_Link"><text:span text:style-name="T2">SQLite</text:span></text:a><text:span text:style-name="T2">.</text:span></text:p>
      <text:p text:style-name="P2"><text:span text:style-name="T5">+ </text:span>It ha<text:span text:style-name="T5">s</text:span> a wide range of media supports like AVI, MKV, FLV, MPEG4 etc. to play or record variety of audio / video and having a different image formats like JPEG, PNG, GIF, BMP, MP3, etc. </text:p>
      <text:p text:style-name="P2"><text:span text:style-name="T5">+ </text:span>It has an extensive support for multimedia hardware control to perform playback or recording using camera and microphone</text:p>
      <text:p text:style-name="P2"><text:soft-page-break/><text:span text:style-name="T5">+ </text:span>It has an integrated open source webkit layout based web browser to support HTML5, CSS3</text:p>
      <text:p text:style-name="P2"><text:span text:style-name="T5">+ </text:span>It supports multi-tasking, we can move from one task window to another and multiple applications can run simultaneously</text:p>
      <text:p text:style-name="P2"><text:span text:style-name="T5">+ </text:span>It will give a chance to reuse the application components and the replacement of native applications.</text:p>
      <text:p text:style-name="P2"><text:span text:style-name="T5">+ </text:span>It has a support for 2D/3D Graphics</text:p>
      <text:p text:style-name="P2"><text:span text:style-name="T5">+ </text:span>We can access the hardware components like Camera, GPS, and Accelerom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7:56:41.429335133</meta:creation-date>
    <meta:generator>LibreOffice/6.2.7.1$Linux_X86_64 LibreOffice_project/20$Build-1</meta:generator>
    <dc:date>2019-10-04T08:08:14.824888508</dc:date>
    <meta:editing-duration>PT11M40S</meta:editing-duration>
    <meta:editing-cycles>1</meta:editing-cycles>
    <meta:document-statistic meta:table-count="0" meta:image-count="0" meta:object-count="0" meta:page-count="2" meta:paragraph-count="14" meta:word-count="261" meta:character-count="1479" meta:non-whitespace-character-count="1230"/>
  </office:meta>
</office:document-meta>
</file>